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bb970"/>
    </style:style>
    <style:style style:name="P2" style:family="paragraph" style:parent-style-name="Preformatted_20_Text">
      <style:text-properties officeooo:rsid="000bb970" officeooo:paragraph-rsid="000bb970"/>
    </style:style>
    <style:style style:name="P3" style:family="paragraph" style:parent-style-name="Standard">
      <style:text-properties style:font-name="Times New Roman" officeooo:rsid="000bb970" officeooo:paragraph-rsid="0011fe6c"/>
    </style:style>
    <style:style style:name="P4" style:family="paragraph" style:parent-style-name="Standard">
      <style:text-properties style:font-name="Times New Roman" officeooo:paragraph-rsid="0011fe6c"/>
    </style:style>
    <style:style style:name="T1" style:family="text">
      <style:text-properties officeooo:rsid="000bb9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/></text:p>
      <text:p text:style-name="P4"><text:span text:style-name="T1">Exemplo de instrucións para informar da presenza de erros ("bugs") </text:span></text:p>
      <text:p text:style-name="P4"><text:span text:style-name="T1"/></text:p>
      <text:p text:style-name="P4"><text:span text:style-name="T1">A presente é unha copia lixeiramente modificada das instrucións en liña para novos usuarios do proxecto Subversion sobre como informar da presenza de erros. Ver &lt;xref linkend="users-to-volunteers"/&gt;&lt;phrase output="printed"&gt; en &lt;xref linkend="managing-volunteers"/&gt;&lt;/phrase&gt; para entender por que é importante que un proxecto teña tales instrucións. O documento orixinal atópase en &lt;ulink url="http://svn.collab.net/repos/svn/trunk/www/bugs.html"&gt;&lt;/ulink&gt;. </text:span></text:p>
      <text:p text:style-name="P4"><text:span text:style-name="T1"/></text:p>
      <text:p text:style-name="P4"><text:span text:style-name="T1">Como informar da presencia de erros en Subversion </text:span></text:p>
      <text:p text:style-name="P4"><text:span text:style-name="T1"/></text:p>
      <text:p text:style-name="P4"><text:span text:style-name="T1">Este documento conta como e onde informar da presenza dun erro. (Non se trata dunha lista dos erros pendentes — podes ver esa lista aquí.) </text:span></text:p>
      <text:p text:style-name="P4"><text:span text:style-name="T1"/></text:p>
      <text:p text:style-name="P4"><text:span text:style-name="T1">Onde informar da presenza dun erro </text:span></text:p>
      <text:p text:style-name="P4"><text:span text:style-name="T1">-------------------------------------------------- </text:span></text:p>
      <text:p text:style-name="P4"><text:span text:style-name="T1"/></text:p>
      <text:p text:style-name="P4"><text:span text:style-name="T1"><text:s text:c="4"/>* Se o erro estiver localizado no propio Subversion, envía un correo a users@subversion.tigris.org. unha vez for confirmado que se trata dun erro, unha persoa, polo xeral ti, pode introducilo no sistema de notificación de erros. (Se estiveres moi seguro de que é un erro, envíao directamente á nosa lista de desenvolvemento <text:s/>dev@subversion.tigris.org. Mais, se non estiveres seguro, é mellor que escribas a users@ en primeiro lugar; algún dos usuarios pode dicirche se o comportamento que atopaches é o esperado ou non. </text:span></text:p>
      <text:p text:style-name="P4"><text:span text:style-name="T1"/></text:p>
      <text:p text:style-name="P4"><text:span text:style-name="T1"><text:s text:c="4"/>* Se o erro estiver localizado na biblioteca APR, por favor, informa sobre el nas seguintes listas de correo: dev@apr.apache.org, dev@subversion.tigris.org. </text:span></text:p>
      <text:p text:style-name="P4"><text:span text:style-name="T1"/></text:p>
      <text:p text:style-name="P4"><text:span text:style-name="T1"><text:s text:c="4"/>* Se o erro estiver localizado na biblioteca Neon-HTTP, por favor, informa sobre o mesmo en: neon@webdav.org, dev@subversion.tigris.org. </text:span></text:p>
      <text:p text:style-name="P4"><text:span text:style-name="T1"/></text:p>
      <text:p text:style-name="P4"><text:span text:style-name="T1"><text:s text:c="4"/>* Se o erro estiver localizado en Apache HTTPD 2.0, por favor informa sobre el nas seguintes dúas listas de correo: dev@httpd.apache.org, dev@subversion.tigris.org. A lista de desenvolvedores Apache httpd ten moito tráfego, polo que existe a posibilidade de que o teu informe de erro non sexa atendido. Tamén tes a posibilidade de preencheres un informe de erro en http://httpd.apache.org/bug_report.html. </text:span></text:p>
      <text:p text:style-name="P4"><text:span text:style-name="T1"/></text:p>
      <text:p text:style-name="P4"><text:span text:style-name="T1"><text:s text:c="4"/>* Se o erro estiver no teu tellado, colle un par de tellas e ponte a reparalo &lt;footnote&gt;&lt;para&gt;Nota do traductor: tradución libre do orixinal en inglés "if the bug is in your rug, please give it a hug and </text:span></text:p>
      <text:p text:style-name="P4"><text:span text:style-name="T1">keep it snug", sen equivalente exacto en galego por tratarse dunha rima popular.&lt;/para&gt;&lt;/footnote&gt; </text:span></text:p>
      <text:p text:style-name="P4"><text:span text:style-name="T1"/></text:p>
      <text:p text:style-name="P4"><text:span text:style-name="T1">Como informar da presenza dun erro </text:span></text:p>
      <text:p text:style-name="P4"><text:span text:style-name="T1">------------------------------------------------- </text:span></text:p>
      <text:p text:style-name="P4"><text:span text:style-name="T1"/></text:p>
      <text:p text:style-name="P4"><text:span text:style-name="T1">En primeiro lugar, asegúrate de que realmente é un erro. Se Subversion non se comportar do modo que esperas, procura na documentación e nos arquivos da lista de correo probas de que debería comportarse do xeito que supós. <text:s/>Por suposto, se for unha cousa de senso común coma que Subversion destruíu os teus datos e fixo saír fume da túa pantalla, entón, podes fiarte do teu xuízo. Mais se non estiveres seguro, pregunta primeiro na lista de correo de usuarios users@subversion.tigris.org ou no IRC, irc.freenode.net, channel #svn. </text:span></text:p>
      <text:p text:style-name="P4"><text:span text:style-name="T1"/></text:p>
      <text:p text:style-name="P4"><text:soft-page-break/><text:span text:style-name="T1">Unha vez decidiches que é un erro, o máis importante é propoñeres unha descrición simple e indicacións de como reproducilo. Por exemplo, se o erro tal como o atopaches inicialmente implica cinco ficheiros sobre dez commits, tenta reproducilo con soamente un ficheiro e un commit. Canto máis sinxela for a "receita" para reproducilo, máis probable será que un desenvolvedor reproduza o erro e o corrixa con éxito. </text:span></text:p>
      <text:p text:style-name="P4"><text:span text:style-name="T1"/></text:p>
      <text:p text:style-name="P4"><text:span text:style-name="T1">Cando escribires a receita para reproducilo, non escribas unha descrición prosaica do que fixeches para para que acontecera o erro. Pola contra, fornece unha transcrición literal da serie exacta de comandos que executaches e a súa saída. Emprega cortar-e-pegar para facelo. Se houber ficheiros implicados, asegúrate de incluíres os seus nomes e mesmo o seu contido, se pensares que pode ser relevante. O mellor de todo sería que empacotases a túa receita para reproducir o erro coma un script. Iso axúdanos moitísimo. </text:span></text:p>
      <text:p text:style-name="P4"><text:span text:style-name="T1"/></text:p>
      <text:p text:style-name="P4"><text:span text:style-name="T1">&lt;emphasis&gt; Comprobación rápida de integridade: Estás a executar a versión máis recente de Subversion, verdade? :-) Poida que o erro xa fose corrixido; deberías probar a súa receita para reproducir o erro sobre a versión máis recente da árbore de desenvolvemento de Subversion.&lt;/emphasis&gt; </text:span></text:p>
      <text:p text:style-name="P4"><text:span text:style-name="T1"/></text:p>
      <text:p text:style-name="P4"><text:span text:style-name="T1">Ademais da receita para reproducilo, tamén necesitaremos unha completa descrición do entorno onde se reproduciu o erro. Isto é: </text:span></text:p>
      <text:p text:style-name="P4"><text:span text:style-name="T1"/></text:p>
      <text:p text:style-name="P4"><text:span text:style-name="T1"><text:s text:c="4"/>* O teu sistema operativo </text:span></text:p>
      <text:p text:style-name="P4"><text:span text:style-name="T1"><text:s text:c="4"/>* A versión publicada e/ou revisión de Subversion </text:span></text:p>
      <text:p text:style-name="P4"><text:span text:style-name="T1"><text:s text:c="4"/>* O compilador e as opcións de configuración que usaches para construír Subversion </text:span></text:p>
      <text:p text:style-name="P4"><text:span text:style-name="T1">....* Calquera modificación persoal que fixeras ao teu Subversion </text:span></text:p>
      <text:p text:style-name="P4"><text:span text:style-name="T1"><text:s text:c="4"/>* A versión da BD de Berkeley coa que estás a usar Subversion, se é que a usa s</text:span></text:p>
      <text:p text:style-name="P4"><text:span text:style-name="T1"><text:s text:c="4"/>* Calquera outra cousa que poida ser relevante. Mellor ter información de mais que de menos. </text:span></text:p>
      <text:p text:style-name="P4"><text:span text:style-name="T1"/></text:p>
      <text:p text:style-name="P4"><text:span text:style-name="T1">Unha vez tiveres todo isto, xa estarás preparado para redactar o informe. Comeza cunha descrición clara do erro en si. É dicir, di como esperabas que se comportara Subversion e contrástao con como se comportou realmente. Aínda que o erro poida parecerche obvio, pode que non sexa tan obvio para outra persoa, polo tanto é mellor evitar xogar ás adiviñas. Continúa coa descrición do entorno e a receita de reprodución do erro. Se tamén quixeres incluír algunha especulación sobre a causa e mesmo un remendo para resolver o problema, aínda mellor.— Consulta http://svn.collab.net/repos/svn/trunk/www/hacking.html#patches para obteres instrucións de como mandar remendos. </text:span></text:p>
      <text:p text:style-name="P4"><text:span text:style-name="T1"/></text:p>
      <text:p text:style-name="P4"><text:span text:style-name="T1">Envía toda esta información a dev@subversion.tigris.org ou se xa o fixeches e che pediron que preencheses unha notificación, vai ao sistema de notificación de erros e segue as instrucións. </text:span></text:p>
      <text:p text:style-name="P4"><text:span text:style-name="T1"/></text:p>
      <text:p text:style-name="P3">Agradecémoscho. Sabemos que preencher un bo informe de erros dá moito traballo, mais un bo informe pode aforrarlle moitas horas ao desenvolvedor e fai que o erro teña moitas máis probabilidades de ser corrix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document-statistic meta:table-count="0" meta:image-count="0" meta:object-count="0" meta:page-count="2" meta:paragraph-count="28" meta:word-count="870" meta:character-count="5789"/>
    <dc:date>2010-10-29T17:02:36</dc:date>
    <dc:creator>Andrés Maneiro</dc:creator>
    <meta:editing-duration>PT00H00M07S</meta:editing-duration>
    <meta:editing-cycles>1</meta:editing-cycles>
  </office:meta>
</office:document-meta>
</file>